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1.6827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1.372in"/>
    </style:style>
    <style:style style:name="co7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пропусков</text:p>
          </table:table-cell>
          <table:table-cell table:style-name="Default" office:value-type="string" calcext:value-type="string">
            <text:p>посещаемость (из 20)</text:p>
          </table:table-cell>
          <table:table-cell office:value-type="string" calcext:value-type="string">
            <text:p>работа в семестре (из 20)</text:p>
          </table:table-cell>
          <table:table-cell office:value-type="string" calcext:value-type="string">
            <text:p>ДЗ на парах (10х)</text:p>
          </table:table-cell>
          <table:table-cell table:style-name="Default" office:value-type="string" calcext:value-type="string">
            <text:p>отчет по дз (из 50)</text:p>
          </table:table-cell>
          <table:table-cell office:value-type="string" calcext:value-type="string">
            <text:p>Дз защита отчета ([0, 1])</text:p>
          </table:table-cell>
          <table:table-cell table:style-name="Default" office:value-type="string" calcext:value-type="string">
            <text:p>Total</text:p>
          </table:table-cell>
          <table:table-cell/>
          <table:table-cell office:value-type="string" calcext:value-type="string">
            <text:p>Задание 1</text:p>
          </table:table-cell>
          <table:table-cell office:value-type="string" calcext:value-type="string">
            <text:p>Задание 2</text:p>
          </table:table-cell>
          <table:table-cell office:value-type="string" calcext:value-type="string">
            <text:p>Задание 3</text:p>
          </table:table-cell>
          <table:table-cell office:value-type="string" calcext:value-type="string">
            <text:p>Задание 4</text:p>
          </table:table-cell>
          <table:table-cell office:value-type="string" calcext:value-type="string">
            <text:p>Задание 5</text:p>
          </table:table-cell>
          <table:table-cell office:value-type="string" calcext:value-type="string">
            <text:p>Задание 6</text:p>
          </table:table-cell>
          <table:table-cell office:value-type="string" calcext:value-type="string">
            <text:p>Задание 7</text:p>
          </table:table-cell>
        </table:table-row>
        <table:table-row table:style-name="ro1">
          <table:table-cell office:value-type="string" calcext:value-type="string">
            <text:p>Гумеров</text:p>
          </table:table-cell>
          <table:table-cell office:value-type="float" office:value="2" calcext:value-type="float">
            <text:p>2</text:p>
          </table:table-cell>
          <table:table-cell table:formula="of:=20*(13 - [.B2])/13" office:value-type="float" office:value="16.9230769230769" calcext:value-type="float">
            <text:p>16.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SUM([.J2:.P2])/7*5" office:value-type="float" office:value="47.1428571428571" calcext:value-type="float">
            <text:p>47.1</text:p>
          </table:table-cell>
          <table:table-cell office:value-type="float" office:value="1" calcext:value-type="float">
            <text:p>1</text:p>
          </table:table-cell>
          <table:table-cell table:formula="of:= [.C2]+[.D2] + [.E2] + [.F2]*[.G2]" office:value-type="float" office:value="91.065934065934" calcext:value-type="float">
            <text:p>91.1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Ермошин</text:p>
          </table:table-cell>
          <table:table-cell office:value-type="float" office:value="2" calcext:value-type="float">
            <text:p>2</text:p>
          </table:table-cell>
          <table:table-cell table:formula="of:=20*(13 - [.B3])/13" office:value-type="float" office:value="16.9230769230769" calcext:value-type="float">
            <text:p>16.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J3:.P3])/7*5" office:value-type="float" office:value="25.7142857142857" calcext:value-type="float">
            <text:p>25.7</text:p>
          </table:table-cell>
          <table:table-cell office:value-type="float" office:value="1" calcext:value-type="float">
            <text:p>1</text:p>
          </table:table-cell>
          <table:table-cell table:formula="of:= [.C3]+[.D3] + [.E3] + [.F3]*[.G3]" office:value-type="float" office:value="52.6373626373626" calcext:value-type="float">
            <text:p>52.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Исмагилов</text:p>
          </table:table-cell>
          <table:table-cell office:value-type="float" office:value="2" calcext:value-type="float">
            <text:p>2</text:p>
          </table:table-cell>
          <table:table-cell table:formula="of:=20*(13 - [.B4])/13" office:value-type="float" office:value="16.9230769230769" calcext:value-type="float">
            <text:p>16.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SUM([.J4:.P4])/7*5" office:value-type="float" office:value="46.4285714285714" calcext:value-type="float">
            <text:p>46.4</text:p>
          </table:table-cell>
          <table:table-cell office:value-type="float" office:value="1" calcext:value-type="float">
            <text:p>1</text:p>
          </table:table-cell>
          <table:table-cell table:formula="of:= [.C4]+[.D4] + [.E4] + [.F4]*[.G4]" office:value-type="float" office:value="103.351648351648" calcext:value-type="float">
            <text:p>103.4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Маханов</text:p>
          </table:table-cell>
          <table:table-cell office:value-type="float" office:value="4" calcext:value-type="float">
            <text:p>4</text:p>
          </table:table-cell>
          <table:table-cell table:formula="of:=20*(13 - [.B5])/13" office:value-type="float" office:value="13.8461538461538" calcext:value-type="float">
            <text:p>13.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SUM([.J5:.P5])/7*5" office:value-type="float" office:value="30.7142857142857" calcext:value-type="float">
            <text:p>30.7</text:p>
          </table:table-cell>
          <table:table-cell office:value-type="float" office:value="1" calcext:value-type="float">
            <text:p>1</text:p>
          </table:table-cell>
          <table:table-cell table:formula="of:= [.C5]+[.D5] + [.E5] + [.F5]*[.G5]" office:value-type="float" office:value="71.5604395604395" calcext:value-type="float">
            <text:p>71.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Рахматуллина</text:p>
          </table:table-cell>
          <table:table-cell office:value-type="float" office:value="11" calcext:value-type="float">
            <text:p>11</text:p>
          </table:table-cell>
          <table:table-cell table:formula="of:=20*(13 - [.B6])/13" office:value-type="float" office:value="3.07692307692308" calcext:value-type="float">
            <text:p>3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J6:.P6])/7*5" office:value-type="float" office:value="0" calcext:value-type="float">
            <text:p>0.0</text:p>
          </table:table-cell>
          <table:table-cell office:value-type="float" office:value="1" calcext:value-type="float">
            <text:p>1</text:p>
          </table:table-cell>
          <table:table-cell table:formula="of:= [.C6]+[.D6] + [.E6] + [.F6]*[.G6]" office:value-type="float" office:value="3.07692307692308" calcext:value-type="float">
            <text:p>3.1</text:p>
          </table:table-cell>
          <table:table-cell/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Романов</text:p>
          </table:table-cell>
          <table:table-cell office:value-type="float" office:value="5" calcext:value-type="float">
            <text:p>5</text:p>
          </table:table-cell>
          <table:table-cell table:formula="of:=20*(13 - [.B7])/13" office:value-type="float" office:value="12.3076923076923" calcext:value-type="float">
            <text:p>12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J7:.P7])/7*5" office:value-type="float" office:value="25" calcext:value-type="float">
            <text:p>25.0</text:p>
          </table:table-cell>
          <table:table-cell office:value-type="float" office:value="1" calcext:value-type="float">
            <text:p>1</text:p>
          </table:table-cell>
          <table:table-cell table:formula="of:= [.C7]+[.D7] + [.E7] + [.F7]*[.G7]" office:value-type="float" office:value="37.3076923076923" calcext:value-type="float">
            <text:p>37.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Серкина</text:p>
          </table:table-cell>
          <table:table-cell office:value-type="float" office:value="2" calcext:value-type="float">
            <text:p>2</text:p>
          </table:table-cell>
          <table:table-cell table:formula="of:=20*(13 - [.B8])/13" office:value-type="float" office:value="16.9230769230769" calcext:value-type="float">
            <text:p>16.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SUM([.J8:.P8])/7*5" office:value-type="float" office:value="42.1428571428571" calcext:value-type="float">
            <text:p>42.1</text:p>
          </table:table-cell>
          <table:table-cell office:value-type="float" office:value="1" calcext:value-type="float">
            <text:p>1</text:p>
          </table:table-cell>
          <table:table-cell table:formula="of:= [.C8]+[.D8] + [.E8] + [.F8]*[.G8]" office:value-type="float" office:value="84.065934065934" calcext:value-type="float">
            <text:p>84.1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Хворенков</text:p>
          </table:table-cell>
          <table:table-cell office:value-type="float" office:value="5" calcext:value-type="float">
            <text:p>5</text:p>
          </table:table-cell>
          <table:table-cell table:formula="of:=20*(13 - [.B9])/13" office:value-type="float" office:value="12.3076923076923" calcext:value-type="float">
            <text:p>12.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J9:.P9])/7*5" office:value-type="float" office:value="0" calcext:value-type="float">
            <text:p>0.0</text:p>
          </table:table-cell>
          <table:table-cell office:value-type="float" office:value="1" calcext:value-type="float">
            <text:p>1</text:p>
          </table:table-cell>
          <table:table-cell table:formula="of:= [.C9]+[.D9] + [.E9] + [.F9]*[.G9]" office:value-type="float" office:value="15.3076923076923" calcext:value-type="float">
            <text:p>15.3</text:p>
          </table:table-cell>
          <table:table-cell/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Ширманова</text:p>
          </table:table-cell>
          <table:table-cell office:value-type="float" office:value="3" calcext:value-type="float">
            <text:p>3</text:p>
          </table:table-cell>
          <table:table-cell table:formula="of:=20*(13 - [.B10])/13" office:value-type="float" office:value="15.3846153846154" calcext:value-type="float">
            <text:p>15.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J10:.P10])/7*5" office:value-type="float" office:value="45" calcext:value-type="float">
            <text:p>45.0</text:p>
          </table:table-cell>
          <table:table-cell office:value-type="float" office:value="1" calcext:value-type="float">
            <text:p>1</text:p>
          </table:table-cell>
          <table:table-cell table:formula="of:= [.C10]+[.D10] + [.E10] + [.F10]*[.G10]" office:value-type="float" office:value="65.3846153846154" calcext:value-type="float">
            <text:p>65.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calcext:conditional-formats>
          <calcext:conditional-format calcext:target-range-address="Sheet1.H2:Sheet1.H10">
            <calcext:color-scale>
              <calcext:color-scale-entry calcext:value="55" calcext:type="number" calcext:color="#ff0000"/>
              <calcext:color-scale-entry calcext:value="56" calcext:type="percentile" calcext:color="#ffff00"/>
              <calcext:color-scale-entry calcext:value="100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FandolFang R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08:47:17.290536631</meta:creation-date>
    <dc:date>2024-05-25T22:49:16.903966579</dc:date>
    <meta:editing-duration>PT8H37M31S</meta:editing-duration>
    <meta:editing-cycles>9</meta:editing-cycles>
    <meta:generator>LibreOffice/7.4.3.2$Linux_X86_64 LibreOffice_project/40$Build-2</meta:generator>
    <meta:document-statistic meta:table-count="1" meta:cell-count="149" meta:object-count="0"/>
  </office:meta>
</office:document-meta>
</file>